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style>
    <style:style style:name="P2" style:family="paragraph" style:parent-style-name="Standard">
      <style:text-properties fo:font-size="16pt" fo:font-weight="bold" officeooo:rsid="0019bb56" officeooo:paragraph-rsid="0019bb56" style:font-weight-asian="bold" style:font-weight-complex="bold"/>
    </style:style>
    <style:style style:name="P3" style:family="paragraph" style:parent-style-name="Standard">
      <style:text-properties officeooo:paragraph-rsid="0019bb56"/>
    </style:style>
    <style:style style:name="P4" style:family="paragraph" style:parent-style-name="Standard">
      <style:text-properties fo:font-size="18pt" fo:font-weight="bold" officeooo:rsid="0019bb56" officeooo:paragraph-rsid="0019bb56" style:font-weight-asian="bold" style:font-weight-complex="bold"/>
    </style:style>
    <style:style style:name="P5" style:family="paragraph" style:parent-style-name="Standard" style:list-style-name="L2">
      <style:text-properties officeooo:paragraph-rsid="001a705e"/>
    </style:style>
    <style:style style:name="P6" style:family="paragraph" style:parent-style-name="Standard">
      <style:text-properties officeooo:paragraph-rsid="001a705e"/>
    </style:style>
    <style:style style:name="P7" style:family="paragraph" style:parent-style-name="Standard">
      <style:text-properties officeooo:rsid="001a705e" officeooo:paragraph-rsid="001a705e"/>
    </style:style>
    <style:style style:name="P8" style:family="paragraph" style:parent-style-name="Standard" style:list-style-name="L3">
      <style:text-properties officeooo:rsid="001a705e" officeooo:paragraph-rsid="001a705e"/>
    </style:style>
    <style:style style:name="T1" style:family="text">
      <style:text-properties fo:font-weight="normal" style:font-weight-asian="normal" style:font-weight-complex="normal"/>
    </style:style>
    <style:style style:name="T2" style:family="text">
      <style:text-properties fo:font-size="16pt" fo:font-weight="bold" officeooo:rsid="0019bb56" style:font-weight-asian="bold" style:font-weight-complex="bold"/>
    </style:style>
    <style:style style:name="T3" style:family="text">
      <style:text-properties fo:font-size="16pt" fo:font-weight="bold" officeooo:rsid="001a705e" style:font-weight-asian="bold" style:font-weight-complex="bold"/>
    </style:style>
    <style:style style:name="T4" style:family="text">
      <style:text-properties fo:font-size="14pt"/>
    </style:style>
    <style:style style:name="T5" style:family="text">
      <style:text-properties fo:font-size="14pt" fo:font-weight="normal" style:font-weight-asian="normal" style:font-weight-complex="normal"/>
    </style:style>
    <style:style style:name="T6" style:family="text">
      <style:text-properties fo:font-size="14pt" fo:font-weight="normal" officeooo:rsid="0019bb56" style:font-weight-asian="normal" style:font-weight-complex="normal"/>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ypes of Methods :</text:p>
      <text:p text:style-name="P2"/>
      <text:p text:style-name="P3"><text:span text:style-name="T2">static : </text:span><text:span text:style-name="T5">Static methods are the methods in Java that can be called without creating an object of class. They are referenced by the </text:span><text:span text:style-name="Strong_20_Emphasis"><text:span text:style-name="T4">class name itself</text:span></text:span><text:span text:style-name="T5"> or reference to the Object of that class.</text:span></text:p>
      <text:list xml:id="list476613857" text:style-name="L2">
        <text:list-item>
          <text:p text:style-name="P5"><text:span text:style-name="T5">Static methods can not be overridden, since they are resolved using </text:span><text:span text:style-name="Strong_20_Emphasis"><text:span text:style-name="T4">static binding </text:span></text:span><text:span text:style-name="T5">by the compiler at compile time. However, we can have the same name methods declared </text:span><text:span text:style-name="Strong_20_Emphasis"><text:span text:style-name="T4">static </text:span></text:span><text:span text:style-name="T5">in both </text:span><text:span text:style-name="Strong_20_Emphasis"><text:span text:style-name="T4">superclass </text:span></text:span><text:span text:style-name="T5">and </text:span><text:span text:style-name="Strong_20_Emphasis"><text:span text:style-name="T4">subclass</text:span></text:span><text:span text:style-name="T5">, but it will be called </text:span><text:a xlink:type="simple" xlink:href="https://www.geeksforgeeks.org/overriding-in-java/" text:style-name="Internet_20_link" text:visited-style-name="Visited_20_Internet_20_Link"><text:span text:style-name="Strong_20_Emphasis"><text:span text:style-name="T4">Method Hiding</text:span></text:span></text:a><text:span text:style-name="T5"> as the derived class method will hide the base class method.</text:span></text:p>
        </text:list-item>
        <text:list-item>
          <text:p text:style-name="P5"><text:span text:style-name="T6">The method will be called based on which referene used ( super or sub class)</text:span></text:p>
        </text:list-item>
      </text:list>
      <text:p text:style-name="P4"><text:span text:style-name="T1"/></text:p>
      <text:p text:style-name="P6"><text:span text:style-name="T3">non static or instance : </text:span><text:span text:style-name="T5">Instance method are methods which require an object of its class to be created before it can be called. To invoke a instance method, we have to create an Object of the class in which the method is defined.</text:span></text:p>
      <text:p text:style-name="P6"><text:span text:style-name="T5"/></text:p>
      <text:p text:style-name="P7"><text:span text:style-name="T5">Note : </text:span></text:p>
      <text:list xml:id="list2966087887" text:style-name="L3">
        <text:list-item>
          <text:p text:style-name="P8"><text:span text:style-name="T5">non static methods and variables cannot be accessed from static context( static method or static block) because static blocks are loaded in memory before and its not possible to call any non static members.</text:span></text:p>
        </text:list-item>
        <text:list-item>
          <text:p text:style-name="P8"><text:span text:style-name="T5">Static members can be accessed from non static context</text:span></text:p>
          <text:p text:style-name="P8"><text:span text:style-name="T5"/></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8T21:57:27.716645681</meta:creation-date>
    <meta:generator>LibreOffice/6.4.7.2$Linux_X86_64 LibreOffice_project/40$Build-2</meta:generator>
    <dc:date>2022-05-28T22:39:21.021228340</dc:date>
    <meta:editing-duration>PT31M43S</meta:editing-duration>
    <meta:editing-cycles>2</meta:editing-cycles>
    <meta:document-statistic meta:table-count="0" meta:image-count="0" meta:object-count="0" meta:page-count="1" meta:paragraph-count="9" meta:word-count="200" meta:character-count="1090" meta:non-whitespace-character-count="902"/>
  </office:meta>
</office:document-meta>
</file>